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8pt" fo:font-weight="bold" officeooo:rsid="0009d590" officeooo:paragraph-rsid="000e9bfd" style:font-size-asian="18pt" style:font-weight-asian="bold" style:font-size-complex="18pt" style:font-weight-complex="bold"/>
    </style:style>
    <style:style style:name="P2" style:family="paragraph" style:parent-style-name="Standard" style:master-page-name="Standard">
      <style:paragraph-properties style:page-number="2"/>
    </style:style>
    <style:style style:name="P3" style:family="paragraph" style:parent-style-name="Standard">
      <style:text-properties fo:font-size="18pt" fo:font-weight="bold" officeooo:paragraph-rsid="000e9bf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color="#2d2828" loext:opacity="100%" style:font-name="Times New Roman" fo:font-size="18pt" fo:font-weight="bold" style:font-name-complex="Open Sans" style:font-size-complex="18pt" style:font-weight-complex="bold"/>
    </style:style>
    <style:style style:name="P5" style:family="paragraph">
      <style:text-properties style:font-name="Times New Roman" fo:font-size="18pt" fo:font-weight="bold"/>
    </style:style>
    <style:style style:name="P6" style:family="paragraph">
      <style:text-properties style:font-name="Times New Roman" fo:font-size="18pt" fo:font-weight="bold" style:font-size-complex="18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2d2828" loext:opacity="100%" loext:color-lum-mod="100%" loext:color-lum-off="0%" style:font-name="Times New Roman" fo:font-size="18pt" fo:font-weight="bold" style:font-name-complex="Open Sans" style:font-size-complex="18pt" style:font-weight-complex="bold"/>
    </style:style>
    <style:style style:name="T1" style:family="text">
      <style:text-properties officeooo:rsid="000a082c"/>
    </style:style>
    <style:style style:name="T2" style:family="text">
      <style:text-properties officeooo:rsid="000e9bfd"/>
    </style:style>
    <style:style style:name="T3" style:family="text">
      <style:text-properties officeooo:rsid="0009d590"/>
    </style:style>
    <style:style style:name="T4" style:family="text">
      <style:text-properties style:font-name="Times New Roman"/>
    </style:style>
    <style:style style:name="gr1" style:family="graphic">
      <style:graphic-properties draw:stroke="none" draw:fill="none" draw:fill-color="#ffffff" fo:min-height="0.982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0" draw:name="Text Frame 1" draw:style-name="gr1" draw:text-style-name="P7" svg:width="6.2488in" svg:height="2.0134in" svg:x="0.2626in" svg:y="0.6201in"><draw:text-box><text:p text:style-name="P4"><text:span text:style-name="T4">Real-Time Communication System Powered By AI For <text:s/>Specially Abled</text:span></text:p><text:p text:style-name="P5"><text:span text:style-name="T4"/></text:p><text:p text:style-name="P6"><text:span text:style-name="T4"><text:s text:c="23"/></text:span><text:span text:style-name="T4">TEAM ID- PNT2022TMID08130</text:span></text:p><text:p text:style-name="P6"><text:span text:style-name="T4"/></text:p><text:p text:style-name="P6"><text:span text:style-name="T4">DEMO LINK:</text:span><text:span text:style-name="T4"><text:a xlink:href="https://drive.google.com/file/d/1gu-OTDDgFc6QyQuGPx2w8fKhPlMEP8G5/view?usp=share_link" xlink:type="simple">https://drive.google.com/file/d/1gu-OTDDgFc6QyQuGPx2w8fKhPlMEP8G5/view?usp=share_link</text:a></text:span></text:p></draw:text-box></draw:frame><text:span text:style-name="T3"><text:s text:c="95"/></text:span></text:p>
      <text:p text:style-name="P2"><text:s text:c="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9T22:11:50.834000000</meta:creation-date>
    <dc:date>2022-11-24T19:52:29.618000000</dc:date>
    <meta:editing-duration>PT30M19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2" meta:word-count="0" meta:character-count="97" meta:non-whitespace-character-count="0"/>
  </office:meta>
</office:document-meta>
</file>